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Index.binarySearchLookup( String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ringIndex.StringIndex( int [ ] values , String [ ] loo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